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amrul" svg:font-family="Jamrul" style:font-adornments="Normal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DejaVu Sans Light" officeooo:rsid="0011a7cc" officeooo:paragraph-rsid="001ef2dc"/>
    </style:style>
    <style:style style:name="P2" style:family="paragraph" style:parent-style-name="Standard">
      <style:paragraph-properties fo:line-height="100%"/>
      <style:text-properties style:font-name="DejaVu Sans Light" fo:font-size="11pt" officeooo:rsid="0011a7cc" officeooo:paragraph-rsid="001ef2dc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DejaVu Sans Light" fo:font-size="11pt" fo:font-style="italic" officeooo:rsid="0011a7cc" officeooo:paragraph-rsid="001ef2dc" fo:background-color="transparent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line-height="100%" fo:text-align="justify" style:justify-single-word="false"/>
      <style:text-properties style:font-name="DejaVu Sans Light" fo:font-size="11pt" officeooo:rsid="0011a7cc" officeooo:paragraph-rsid="001ef2dc" fo:background-color="transparent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DejaVu Sans Light" officeooo:rsid="0011a7cc" officeooo:paragraph-rsid="001ef2dc" fo:background-color="#ba131a"/>
    </style:style>
    <style:style style:name="P6" style:family="paragraph" style:parent-style-name="Standard">
      <style:paragraph-properties fo:line-height="100%" fo:text-align="center" style:justify-single-word="false"/>
      <style:text-properties fo:color="#ffffff" style:font-name="DejaVu Sans Light" officeooo:rsid="0011a7cc" officeooo:paragraph-rsid="001ef2dc" fo:background-color="#ba131a"/>
    </style:style>
    <style:style style:name="P7" style:family="paragraph" style:parent-style-name="Text_20_body">
      <style:paragraph-properties fo:line-height="100%" fo:text-align="justify" style:justify-single-word="false"/>
      <style:text-properties fo:font-variant="normal" fo:text-transform="none" fo:color="#222222" style:font-name="DejaVu Sans Light" fo:font-size="11pt" fo:letter-spacing="normal" fo:font-style="normal" fo:font-weight="normal" officeooo:rsid="0011a7cc" officeooo:paragraph-rsid="001ef2dc" fo:background-color="transparen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3d73" style:text-line-through-style="none" style:text-line-through-type="none" style:text-position="0% 100%" style:font-name="DejaVu Sans Light" fo:font-size="11pt" fo:letter-spacing="normal" fo:font-style="normal" style:text-underline-style="none" fo:font-weight="normal" officeooo:rsid="0011a7cc" officeooo:paragraph-rsid="001ef2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3d73" style:text-line-through-style="none" style:text-line-through-type="none" style:text-position="0% 100%" style:font-name="DejaVu Sans Light" fo:font-size="11pt" fo:letter-spacing="normal" fo:font-style="normal" style:text-underline-style="none" fo:font-weight="normal" officeooo:rsid="0011a7cc" officeooo:paragraph-rsid="00215e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3d73" style:text-line-through-style="none" style:text-line-through-type="none" style:text-position="0% 100%" style:font-name="DejaVu Sans Light" fo:font-size="11pt" fo:letter-spacing="normal" fo:font-style="normal" style:text-underline-style="none" fo:font-weight="normal" officeooo:rsid="0011a7cc" officeooo:paragraph-rsid="0022c1a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106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3d73" style:text-line-through-style="none" style:text-line-through-type="none" style:text-position="0% 100%" style:font-name="DejaVu Sans Light" fo:font-size="15pt" fo:letter-spacing="normal" fo:font-style="normal" style:text-underline-style="none" fo:font-weight="bold" officeooo:rsid="001fe104" officeooo:paragraph-rsid="001fe104" fo:background-color="transparent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1pt" fo:letter-spacing="normal" fo:font-style="normal" fo:font-weight="normal" officeooo:paragraph-rsid="001ef2dc" fo:background-color="transparent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1pt" fo:letter-spacing="normal" fo:font-style="normal" fo:font-weight="normal" officeooo:paragraph-rsid="001ef2dc" fo:background-color="transparent" style:font-size-asian="11pt" style:font-size-complex="11pt"/>
    </style:style>
    <style:style style:name="P14" style:family="paragraph" style:parent-style-name="Text_20_body" style:list-style-name="L1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1pt" fo:letter-spacing="normal" fo:font-style="normal" fo:font-weight="normal" officeooo:rsid="0011a7cc" officeooo:paragraph-rsid="001ef2dc" fo:background-color="transparen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ejaVu Sans Light" fo:font-size="11pt" fo:letter-spacing="normal" fo:font-style="normal" style:text-underline-style="none" fo:font-weight="normal" officeooo:rsid="0011a7cc" officeooo:paragraph-rsid="001ef2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ejaVu Sans Light" fo:font-size="11pt" fo:letter-spacing="normal" fo:font-style="normal" style:text-underline-style="none" fo:font-weight="normal" officeooo:rsid="0011a7cc" officeooo:paragraph-rsid="00215e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ef2dc"/>
    </style:style>
    <style:style style:name="T2" style:family="text">
      <style:text-properties style:font-name="Jamrul" fo:font-size="30pt" style:font-size-asian="30pt" style:font-size-complex="30pt"/>
    </style:style>
    <style:style style:name="T3" style:family="text">
      <style:text-properties style:font-name="Jamrul" fo:font-size="30pt" officeooo:rsid="001ef2dc" style:font-size-asian="30pt" style:font-size-complex="3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a7cc" style:font-weight-asian="bold" style:font-weight-complex="bold"/>
    </style:style>
    <style:style style:name="T6" style:family="text">
      <style:text-properties fo:font-weight="bold" officeooo:rsid="00215ed6" style:font-weight-asian="bold" style:font-weight-complex="bold"/>
    </style:style>
    <style:style style:name="T7" style:family="text">
      <style:text-properties fo:font-weight="bold" officeooo:rsid="001fe104" style:font-weight-asian="bold" style:font-weight-complex="bold"/>
    </style:style>
    <style:style style:name="T8" style:family="text">
      <style:text-properties fo:font-weight="bold" officeooo:rsid="0022c1af" style:font-weight-asian="bold" style:font-weight-complex="bold"/>
    </style:style>
    <style:style style:name="T9" style:family="text">
      <style:text-properties fo:font-weight="bold" officeooo:rsid="0024ade9" style:font-weight-asian="bold" style:font-weight-complex="bold"/>
    </style:style>
    <style:style style:name="T10" style:family="text">
      <style:text-properties officeooo:rsid="0011a7c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fe104"/>
    </style:style>
    <style:style style:name="T13" style:family="text">
      <style:text-properties officeooo:rsid="00215ed6"/>
    </style:style>
    <style:style style:name="T14" style:family="text">
      <style:text-properties fo:color="#000000"/>
    </style:style>
    <style:style style:name="T15" style:family="text">
      <style:text-properties fo:color="#000000" officeooo:rsid="001fe104"/>
    </style:style>
    <style:style style:name="T16" style:family="text">
      <style:text-properties fo:color="#000000" officeooo:rsid="00215ed6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officeooo:rsid="0022c1af"/>
    </style:style>
    <style:style style:name="T19" style:family="text">
      <style:text-properties officeooo:rsid="0022c1a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><text:s text:c="2"/>MANUAL DE </text:span><text:span text:style-name="T3">TÉCNICO <text:s/></text:span></text:p>
      <text:p text:style-name="P1"/>
      <text:p text:style-name="P2"/>
      <text:p text:style-name="P2"/>
      <text:p text:style-name="P2"/>
      <text:p text:style-name="P2"/>
      <text:p text:style-name="P3">Requerimientos mínimos del equipo:</text:p>
      <text:p text:style-name="P4"/>
      <text:p text:style-name="P7">Sistema Operativo: Windows XP, Debian y derivados</text:p>
      <text:list xml:id="list1673070632" text:style-name="L1">
        <text:list-item>
          <text:p text:style-name="P12"><text:s/><text:span text:style-name="T4">Procesador:</text:span> Dual Core 1.6 <text:span text:style-name="T10">G</text:span>hz ó superior.</text:p>
        </text:list-item>
        <text:list-item>
          <text:p text:style-name="P12"><text:s/><text:span text:style-name="T4">Memoria:</text:span> 1 GB RAM <text:span text:style-name="T10">o superior</text:span>.</text:p>
        </text:list-item>
        <text:list-item>
          <text:p text:style-name="P14"><text:s/><text:span text:style-name="T4">Navegadores:</text:span> Google Chrome, Mozilla Firefox, Opera, Safari. (Cualquiera de ellos)</text:p>
        </text:list-item>
        <text:list-item>
          <text:p text:style-name="P12"><text:s/><text:span text:style-name="T5">Coneccion a internet.</text:span></text:p>
        </text:list-item>
        <text:list-item>
          <text:p text:style-name="P12"><text:s/><text:span text:style-name="T4">Disco duro:</text:span> <text:span text:style-name="T10">2</text:span> GB espacio disponible.</text:p>
        </text:list-item>
      </text:list>
      <text:p text:style-name="P13"/>
      <text:p text:style-name="P13"/>
      <text:p text:style-name="P8">Aplicación desarrollada en el sistema operativo Linux Mint</text:p>
      <text:p text:style-name="P8"><text:span text:style-name="T11">Por: </text:span>James Anthony <text:span text:style-name="T1">González</text:span> Gramajo</text:p>
      <text:p text:style-name="P8">Estudiante de la carrera de <text:span text:style-name="T1">Ingeniería</text:span> en Ciencias y Sistemas del Centro Universitario de Occident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FUNCIONES</text:p>
      <text:p text:style-name="P8"/>
      <text:p text:style-name="P8"><text:span text:style-name="T6">e</text:span><text:span text:style-name="T4">rror</text:span><text:span text:style-name="T7">()</text:span><text:span text:style-name="T12"> <text:s/></text:span><text:span text:style-name="T15"><text:s/>Define la base para la creación de objetos error que representan las palabras <text:tab/><text:tab/> <text:s/>no validas detectadas</text:span></text:p>
      <text:p text:style-name="P15"/>
      <text:p text:style-name="P9"><text:span text:style-name="T4">valido</text:span><text:span text:style-name="T6">() </text:span><text:span text:style-name="T13"><text:s/></text:span><text:span text:style-name="T16">Define la base para la creación de objetos valido que representan las palabras <text:s text:c="7"/><text:tab/> <text:s text:c="7"/>validas detectadas</text:span></text:p>
      <text:p text:style-name="P9"/>
      <text:p text:style-name="P9"/>
      <text:p text:style-name="P8"><text:span text:style-name="T4">separarEnLineas()<text:tab/></text:span><text:tab/><text:span text:style-name="T16">Separa en lineas el texto colocado en el primer textArea, <text:tab/><text:tab/><text:tab/><text:tab/><text:tab/><text:tab/><text:tab/>devolviendo un listado de las lineas del texto.</text:span></text:p>
      <text:p text:style-name="P8"/>
      <text:p text:style-name="P8"><text:span text:style-name="T4">separarEnPalabras(linea)</text:span><text:tab/><text:tab/><text:span text:style-name="T16">Separa en palabras cada linea que se le envía como <text:tab/><text:tab/><text:tab/><text:tab/><text:tab/><text:tab/><text:tab/><text:tab/><text:tab/>parámetro, devuelve un listado que contiene las <text:tab/><text:tab/><text:tab/><text:tab/><text:tab/><text:tab/><text:tab/><text:tab/><text:tab/><text:tab/>palabras que forman la linea</text:span></text:p>
      <text:p text:style-name="P8"/>
      <text:p text:style-name="P8"/>
      <text:p text:style-name="P8"><text:span text:style-name="T4">analizar(listaPalabras)</text:span><text:tab/><text:tab/><text:span text:style-name="T16">Analiza si las palabras que les son enviadas como <text:tab/><text:tab/><text:tab/><text:tab/><text:tab/><text:tab/><text:tab/><text:tab/><text:tab/>parámetro corresponden al lenguaje definido, devuelve un <text:tab/><text:tab/><text:tab/><text:tab/><text:tab/><text:tab/><text:tab/>ok o error según el análisis.</text:span></text:p>
      <text:p text:style-name="P8"/>
      <text:p text:style-name="P8"/>
      <text:p text:style-name="P8"><text:span text:style-name="T4">colocarEstadoDeValidacion(estado, listadoPalabras, i)</text:span><text:tab/><text:span text:style-name="T16">Coloca si una palabra es <text:tab/><text:tab/><text:tab/><text:tab/><text:tab/><text:tab/><text:tab/><text:tab/><text:tab/><text:tab/><text:tab/><text:tab/><text:tab/><text:tab/><text:tab/><text:tab/>valida o no, recibe como <text:tab/><text:tab/><text:tab/><text:tab/><text:tab/><text:tab/><text:tab/><text:tab/><text:tab/><text:tab/><text:tab/><text:tab/><text:tab/><text:tab/><text:tab/><text:tab/>parámetro el estado ok/error, <text:tab/><text:tab/><text:tab/><text:tab/><text:tab/><text:tab/><text:tab/><text:tab/><text:tab/><text:tab/><text:tab/><text:tab/><text:tab/><text:tab/><text:tab/>el listado de las palabras y el <text:tab/><text:tab/><text:tab/><text:tab/><text:tab/><text:tab/><text:tab/><text:tab/><text:tab/><text:tab/><text:tab/><text:tab/><text:tab/><text:tab/><text:tab/>numero de iteración.</text:span></text:p>
      <text:p text:style-name="P8"/>
      <text:p text:style-name="P9"><text:span text:style-name="T6">p</text:span><text:span text:style-name="T4">rocesar()</text:span><text:tab/><text:tab/><text:span text:style-name="T16">Junta los métodos de </text:span><text:span text:style-name="T17">separarEnLineas() separarEnPalabras(linea) <text:s/></text:span><text:span text:style-name="T14"><text:s/></text:span></text:p>
      <text:p text:style-name="P16"><text:span text:style-name="T13"><text:tab/><text:tab/><text:tab/><text:tab/>y </text:span><text:s/><text:span text:style-name="T4">analizar(listaPalabras)</text:span> <text:span text:style-name="T13">para validar si una palabra es valida o no.</text:span></text:p>
      <text:p text:style-name="P9"/>
      <text:p text:style-name="P8"><text:span text:style-name="T4">procesarParaErrores()<text:tab/></text:span><text:tab/><text:span text:style-name="T16">Hace lo mismo que procesar(), pero este devuelve un <text:tab/><text:tab/><text:tab/><text:tab/><text:tab/><text:tab/><text:tab/><text:tab/>listado con los objetos error detectados en el análisis.</text:span></text:p>
      <text:p text:style-name="P8"/>
      <text:p text:style-name="P8"/>
      <text:p text:style-name="P8"><text:span text:style-name="T4">elaborarTablaErrores(listaErrores)</text:span><text:tab/><text:tab/><text:span text:style-name="T16">Elabora la tabla donde están listadas todas las <text:tab/><text:tab/><text:tab/><text:tab/><text:tab/><text:tab/><text:tab/><text:tab/><text:tab/><text:tab/>palabras no validas resultantes, recibe como <text:tab/><text:tab/><text:tab/><text:tab/><text:tab/><text:tab/><text:tab/><text:tab/><text:tab/><text:tab/><text:tab/>parámetro la lista de objetos error.</text:span></text:p>
      <text:p text:style-name="P8"><text:span text:style-name="T16"/></text:p>
      <text:p text:style-name="P8"><text:span text:style-name="T8">m</text:span><text:span text:style-name="T4">ostrarTablaErrores()<text:tab/></text:span><text:tab/><text:span text:style-name="T18">Muestra la tabla de palabras no validas.</text:span></text:p>
      <text:p text:style-name="P8"><text:span text:style-name="T18"/></text:p>
      <text:p text:style-name="P10"><text:span text:style-name="T4">procesarParaValidos()<text:tab/></text:span><text:tab/><text:span text:style-name="T16">Hace lo mismo que procesar(), pero este devuelve un <text:tab/><text:tab/><text:tab/><text:tab/><text:tab/><text:tab/><text:tab/><text:tab/>listado con los objetos </text:span><text:span text:style-name="T18">valido</text:span><text:span text:style-name="T16"> detectados en el análisis.</text:span></text:p>
      <text:p text:style-name="P10"><text:span text:style-name="T16"/></text:p>
      <text:p text:style-name="P10"><text:span text:style-name="T6">e</text:span><text:span text:style-name="T4">laborarTablaValidos(listaValidos)<text:tab/></text:span><text:tab/><text:span text:style-name="T16">Elabora la tabla donde están listadas todas las <text:tab/><text:tab/><text:tab/><text:tab/><text:tab/><text:tab/><text:tab/><text:tab/><text:tab/><text:tab/>palabras <text:s/>validas resultantes, recibe como <text:tab/><text:tab/><text:tab/><text:tab/><text:tab/><text:tab/><text:tab/><text:tab/><text:tab/><text:tab/><text:tab/>parámetro la lista de objetos </text:span><text:span text:style-name="T18">valido</text:span><text:span text:style-name="T16">.</text:span></text:p>
      <text:p text:style-name="P10"><text:span text:style-name="T16"/></text:p>
      <text:p text:style-name="P10"><text:span text:style-name="T9">m</text:span><text:span text:style-name="T4">ostrarTablaValidos() <text:tab/></text:span><text:tab/><text:span text:style-name="T18">Muestra la tabla de palabras no vali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amrul" svg:font-family="Jamrul" style:font-adornments="Normal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G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5:02:48.195997513</meta:creation-date>
    <dc:date>2018-08-27T05:33:39.387951734</dc:date>
    <meta:editing-duration>PT16M29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26" meta:word-count="318" meta:character-count="2416" meta:non-whitespace-character-count="1915"/>
  </office:meta>
</office:document-meta>
</file>